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CacheManager.HSQLCacheManager( HSQL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SQLCacheManager.getCache( HSQLCacheAttributes c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SQLCacheManager.getInstance( HSQLCacheAttributes c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QLCacheManager.getDefaultC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SQLCache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CacheManager.relea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SQLCacheManager.freeCach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